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skoola Pota2" svg:font-family="'Iskoola Pota'"/>
    <style:font-face style:name="Liberation Sans1" svg:font-family="'Liberation Sans1'"/>
    <style:font-face style:name="Iskoola Pota" svg:font-family="'Iskoola Pota'" style:font-pitch="variable"/>
    <style:font-face style:name="Lohit Devanagari" svg:font-family="'Lohit Devanagari'" style:font-pitch="variable"/>
    <style:font-face style:name="FMAbhaya" svg:font-family="FMAbhaya" style:font-family-generic="roman" style:font-pitch="variable"/>
    <style:font-face style:name="Iskoola Pota1" svg:font-family="'Iskoola Pota'" style:font-family-generic="roman" style:font-pitch="variable"/>
    <style:font-face style:name="Latha" svg:font-family="Lath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4.49pt"/>
    </style:style>
    <style:style style:name="co2" style:family="table-column">
      <style:table-column-properties fo:break-before="auto" style:column-width="365.24pt"/>
    </style:style>
    <style:style style:name="co3" style:family="table-column">
      <style:table-column-properties fo:break-before="auto" style:column-width="220.2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9.54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6.11pt" fo:break-before="auto" style:use-optimal-row-height="true"/>
    </style:style>
    <style:style style:name="ro5" style:family="table-row">
      <style:table-row-properties style:row-height="38.3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Iskoola Pot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skoola Pota" style:text-underline-style="none" fo:font-weight="normal" style:font-weight-asian="normal" style:font-name-complex="Iskoola Pota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Iskoola Pota" fo:language="si" fo:country="LK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2" style:font-size-asian="12pt" style:language-asian="none" style:country-asian="none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Iskoola Pot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Iskoola Pota" style:text-underline-style="none" fo:font-weight="normal" style:font-weight-asian="normal" style:font-name-complex="Iskoola Pota" style:font-weight-complex="normal"/>
    </style:style>
    <style:style style:name="ce18" style:family="table-cell" style:parent-style-name="Default">
      <style:text-properties style:font-name="Iskoola Pota" style:text-underline-style="none" fo:font-weight="normal" style:font-weight-asian="normal" style:font-name-complex="Iskoola Pota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Iskoola Pota" style:font-name-complex="Iskoola Pota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Iskoola Pota" fo:font-style="normal" fo:text-shadow="none" style:text-underline-style="none" style:text-underline-mode="continuous" style:text-overline-mode="continuous" style:text-line-through-mode="continuous" style:font-style-asian="normal" style:font-name-complex="Iskoola Pota" style:font-style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Iskoola Pot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Iskoola Pota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anguage-asian="hi" style:country-asian="IN" style:font-style-asian="normal" style:font-weight-asian="bold" style:font-name-complex="Iskoola Pota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si" fo:country="LK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tyle="normal" fo:text-shadow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Iskoola Pota" fo:language="si" fo:country="LK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Iskoola Pota" fo:language="si" fo:country="LK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Iskoola Pot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Iskoola Pota" fo:font-size="10.5pt" fo:font-style="normal" fo:text-shadow="none" style:text-underline-style="none" fo:font-weight="normal" style:text-underline-mode="continuous" style:text-overline-mode="continuous" style:text-line-through-mode="continuous" style:font-size-asian="10.5pt" style:font-style-asian="normal" style:font-weight-asian="normal" style:font-name-complex="Iskoola Pot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a" style:text-outline="false" style:text-line-through-style="none" style:text-line-through-type="none" style:font-name="Iskoola Pota" fo:font-size="10.5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0.5pt" style:language-asian="si" style:country-asian="LK" style:font-style-asian="normal" style:font-weight-asian="normal" style:font-name-complex="Iskoola Pota" style:font-size-complex="10.5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a" style:text-outline="false" style:text-line-through-style="none" style:text-line-through-type="none" style:font-name="Iskoola Pota" fo:font-size="10.5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0.5pt" style:language-asian="si" style:country-asian="LK" style:font-style-asian="normal" style:font-weight-asian="normal" style:font-name-complex="Iskoola Pota" style:font-size-complex="10.5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a"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a"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2" style:font-size-asian="12pt" style:language-asian="none" style:country-asian="none" style:font-style-asian="normal" style:font-weight-asian="normal" style:font-name-complex="Iskoola Pot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language="si" fo:country="LK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text-outline="false" style:text-line-through-style="none" style:text-line-through-type="none" style:font-name="Iskoola Pota" fo:language="si" fo:country="LK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value-type" style:repeat-content="false"/>
      <style:paragraph-properties fo:margin-left="0pt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value-type" style:repeat-content="false"/>
      <style:paragraph-properties fo:margin-left="0pt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font-style-asian="normal" style:font-weight-asian="normal" style:font-name-complex="Iskoola Pot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1" style:font-size-asian="12pt" style:language-asian="none" style:country-asian="none" style:font-style-asian="normal" style:font-weight-asian="normal" style:font-name-complex="Iskoola Pot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1" style:font-size-asian="12pt" style:language-asian="none" style:country-asian="none" style:font-style-asian="normal" style:font-weight-asian="normal" style:font-name-complex="Iskoola Pot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name-complex="Iskoola Pota" style:font-size-complex="12pt" style:language-complex="si" style:country-complex="LK" style:font-style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Iskoola Pot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si" style:country-asian="LK" style:font-style-asian="normal" style:font-weight-asian="normal" style:font-name-complex="Iskoola Pot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tyle="normal" fo:text-shadow="none" style:text-underline-mode="continuous" style:text-overline-mode="continuous" style:text-line-through-mode="continuous" style:font-style-asian="normal" style:font-name-complex="Iskoola Pota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ize="12pt" fo:language="si" fo:country="LK" fo:font-style="normal" fo:text-shadow="none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name-complex="Iskoola Pota" style:font-size-complex="12pt" style:language-complex="si" style:country-complex="LK" style:font-style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tyle="normal" fo:text-shadow="none" fo:font-weight="normal" style:text-underline-mode="continuous" style:text-overline-mode="continuous" style:text-line-through-mode="continuous" style:font-style-asian="normal" style:font-weight-asian="normal" style:font-name-complex="Iskoola Pot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Iskoola Pota" fo:font-style="normal" fo:text-shadow="none" style:text-underline-style="none" style:text-underline-mode="continuous" style:text-overline-mode="continuous" style:text-line-through-mode="continuous" style:font-style-asian="normal" style:font-name-complex="Iskoola Pota" style:font-style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" fo:font-size="12pt" fo:font-style="normal" fo:text-shadow="none" style:text-underline-mode="continuous" style:text-overline-mode="continuous" style:text-line-through-mode="continuous" style:font-size-asian="12pt" style:font-style-asian="normal" style:font-name-complex="Iskoola Pota" style:font-size-complex="12pt" style:font-style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a" style:text-outline="false" style:text-line-through-style="none" style:text-line-through-type="none" style:font-name="Liberation Serif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fo:font-size="12pt" fo:font-style="normal" fo:text-shadow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a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a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1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Iskoola Pota1" fo:font-size="12pt" fo:language="si" fo:country="LK" fo:font-style="normal" fo:text-shadow="none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size-complex="12pt" style:language-complex="si" style:country-complex="LK" style:font-style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color="#00000a" style:text-outline="false" style:text-line-through-style="none" style:text-line-through-type="none" style:font-name="Liberation Serif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fo:font-style="normal" fo:text-shadow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a" style:text-outline="false" style:text-line-through-style="none" style:text-line-through-type="none" style:font-name="Liberation Serif" fo:font-size="12pt" fo:language="si" fo:country="LK" fo:font-style="normal" fo:text-shadow="none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size-complex="12pt" style:language-complex="si" style:country-complex="LK" style:font-style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skoola Pota" fo:font-size="12pt" style:text-underline-style="none" fo:font-weight="normal" style:font-size-asian="12pt" style:font-weight-asian="normal" style:font-name-complex="Iskoola Pota" style:font-size-complex="12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skoola Pota" style:font-name-complex="Iskoola Pota"/>
    </style:style>
    <style:style style:name="T1" style:family="text">
      <style:text-properties fo:country="none" style:country-asian="none" style:font-name-asian="Lohit Devanagari" style:font-size-asian="12pt" style:font-size-complex="12pt" style:font-weight-asian="normal" style:font-weight-complex="normal"/>
    </style:style>
    <style:style style:name="T2" style:family="text">
      <style:text-properties fo:country="none" style:country-asian="none" style:font-size-asian="12pt" style:font-size-complex="12pt" style:font-weight-asian="normal" style:font-weight-complex="normal" style:font-name-asian="Iskoola Pota"/>
    </style:style>
    <style:style style:name="T3" style:family="text">
      <style:text-properties fo:country="none" style:country-asian="none" style:font-size-asian="12pt" style:font-size-complex="12pt" style:font-weight-asian="normal" style:font-weight-complex="normal" style:font-name-asian="Iskoola Pota" style:country-complex="none"/>
    </style:style>
    <style:style style:name="T4" style:family="text">
      <style:text-properties fo:color="#00000a" fo:font-size="12pt" style:letter-kerning="true" fo:country="none" style:country-asian="none" style:font-name-asian="Lohit Devanagari" style:font-size-asian="12pt" style:font-size-complex="12pt"/>
    </style:style>
    <style:style style:name="T5" style:family="text">
      <style:text-properties fo:color="#00000a" fo:font-size="12pt" style:letter-kerning="true" fo:country="none" style:country-asian="none" style:font-size-asian="12pt" style:font-name-asian="Iskoola Pota"/>
    </style:style>
    <style:style style:name="T6" style:family="text">
      <style:text-properties fo:color="#00000a" fo:font-size="12pt" style:letter-kerning="true" fo:country="none" style:country-asian="none" style:font-size-asian="12pt" style:font-name-asian="Iskoola Pota" style:country-complex="none" style:font-size-complex="12pt"/>
    </style:style>
    <style:style style:name="T7" style:family="text">
      <style:text-properties style:font-name="Iskoola Pota" fo:country="none" style:country-asian="none" style:font-name-asian="Lohit Devanagari" style:font-size-asian="12pt" style:font-size-complex="12pt"/>
    </style:style>
    <style:style style:name="T8" style:family="text">
      <style:text-properties style:font-name="Iskoola Pota" fo:country="none" style:country-asian="none" style:font-size-asian="12pt" style:font-size-complex="12pt" style:country-complex="none" style:font-name-asian="Iskoola Pota"/>
    </style:style>
    <style:style style:name="T9" style:family="text">
      <style:text-properties style:font-name="Iskoola Pota" fo:country="none" style:country-asian="none" style:font-size-asian="12pt" style:font-name-asian="Iskoola Pota"/>
    </style:style>
    <style:style style:name="T10" style:family="text">
      <style:text-properties fo:color="#00000a" fo:font-size="12pt" fo:country="none" style:country-asian="none" style:country-complex="none" style:font-name-asian="Iskoola Pota" style:font-size-asian="12pt" style:font-size-complex="12pt"/>
    </style:style>
    <style:style style:name="T11" style:family="text">
      <style:text-properties fo:color="#00000a" fo:font-size="12pt" fo:country="none" style:country-asian="none" style:font-name-asian="Iskoola Pota" style:font-size-asian="12pt" style:font-name="Iskoola Pota"/>
    </style:style>
    <style:style style:name="T12" style:family="text">
      <style:text-properties fo:country="none" style:country-asian="none" style:country-complex="none" style:font-name-asian="Iskoola Pota" style:font-size-asian="12pt" style:font-size-complex="12pt"/>
    </style:style>
    <style:style style:name="T13" style:family="text">
      <style:text-properties fo:country="none" style:country-asian="none" style:font-name-asian="Iskoola Pota" style:font-size-asian="12pt" style:font-name="Iskoola Pota"/>
    </style:style>
    <style:style style:name="T14" style:family="text">
      <style:text-properties fo:country="none" style:country-asian="none" style:font-name-asian="Iskoola Pota" style:font-size-asian="12pt"/>
    </style:style>
    <style:style style:name="T15" style:family="text">
      <style:text-properties fo:color="#00000a" fo:font-size="12pt" style:letter-kerning="true" fo:country="none" style:country-asian="none" style:country-complex="none" style:font-name-asian="Iskoola Pota" style:font-size-asian="12pt" style:font-size-complex="12pt"/>
    </style:style>
    <style:style style:name="T16" style:family="text">
      <style:text-properties fo:color="#00000a" fo:font-size="12pt" style:letter-kerning="true" fo:country="none" style:country-asian="none" style:font-size-asian="12pt" style:font-size-complex="12pt" style:font-name-asian="Lohit Devanagari"/>
    </style:style>
    <style:style style:name="T17" style:family="text">
      <style:text-properties style:letter-kerning="true" fo:country="none" style:country-asian="none" style:country-complex="none" style:font-name-asian="Iskoola Pota" style:font-name-complex="Iskoola Pota" style:font-size-asian="12pt" style:font-size-complex="12pt"/>
    </style:style>
    <style:style style:name="T18" style:family="text">
      <style:text-properties style:letter-kerning="true" fo:country="none" style:country-asian="none" style:font-name-complex="Iskoola Pota" style:font-size-asian="12pt" style:font-size-complex="12pt" style:font-name-asian="Lohit Devanagari"/>
    </style:style>
    <style:style style:name="T19" style:family="text">
      <style:text-properties style:font-name-complex="Iskoola Pota"/>
    </style:style>
    <style:style style:name="T20" style:family="text">
      <style:text-properties style:font-name-complex="Iskoola Pota" fo:country="none"/>
    </style:style>
    <style:style style:name="T21" style:family="text">
      <style:text-properties style:font-name-complex="Iskoola Pota" fo:country="none" fo:color="#00000a" fo:font-size="12pt" style:letter-kerning="true" style:country-asian="none" style:country-complex="none" style:font-name-asian="Iskoola Pota" style:font-size-asian="12pt" style:font-size-complex="12pt"/>
    </style:style>
    <style:style style:name="T22" style:family="text">
      <style:text-properties style:font-name-complex="Iskoola Pota" fo:country="none" fo:color="#00000a" fo:font-size="12pt" style:letter-kerning="true" style:country-asian="none" style:font-name-asian="Iskoola Pota" style:font-size-asian="12pt"/>
    </style:style>
    <style:style style:name="T23" style:family="text">
      <style:text-properties style:font-name-complex="Iskoola Pota" fo:country="none" fo:color="#00000a" fo:font-size="12pt" style:letter-kerning="true" style:country-asian="none" style:font-name-asian="Iskoola Pota" style:font-size-asian="12pt" style:country-complex="none" style:font-size-complex="12pt"/>
    </style:style>
    <style:style style:name="T24" style:family="text">
      <style:text-properties style:font-name-complex="Iskoola Pota" fo:country="none" fo:color="#00000a" fo:font-size="12pt" style:letter-kerning="true" style:country-asian="none" style:font-size-asian="12pt" style:font-size-complex="12pt" style:font-name-asian="Lohit Devanagari"/>
    </style:style>
    <style:style style:name="T25" style:family="text">
      <style:text-properties fo:country="none" style:country-asian="none" style:font-name-asian="Lohit Devanagari" style:font-size-asian="12pt" style:font-size-complex="12pt"/>
    </style:style>
    <style:style style:name="T26" style:family="text">
      <style:text-properties fo:country="none" style:country-asian="none" style:font-size-asian="12pt" style:font-name-asian="Iskoola Pota"/>
    </style:style>
    <style:style style:name="T27" style:family="text">
      <style:text-properties fo:country="none" style:country-asian="none" style:font-size-asian="12pt" style:font-name-asian="Iskoola Pota" style:country-complex="none" style:font-size-complex="12pt"/>
    </style:style>
    <style:style style:name="T28" style:family="text">
      <style:text-properties fo:color="#00000a" fo:font-size="12pt" fo:country="none" style:country-asian="none" style:font-name-asian="Lohit Devanagari" style:font-size-asian="12pt" style:font-size-complex="12pt"/>
    </style:style>
    <style:style style:name="T29" style:family="text">
      <style:text-properties fo:color="#00000a" fo:font-size="12pt" fo:country="none" style:country-asian="none" style:font-size-asian="12pt" style:font-name-asian="Iskoola Pota"/>
    </style:style>
    <style:style style:name="T30" style:family="text">
      <style:text-properties fo:color="#00000a" fo:font-size="12pt" fo:country="none" style:country-asian="none" style:font-size-asian="12pt" style:font-name-asian="Iskoola Pota" style:country-complex="none" style:font-size-complex="12pt"/>
    </style:style>
    <style:style style:name="T31" style:family="text">
      <style:text-properties fo:color="#00000a" style:font-name="Iskoola Pota" fo:font-size="12pt" fo:country="none" style:country-asian="none" style:country-complex="none" style:font-name-asian="Iskoola Pota" style:font-size-asian="12pt" style:font-size-complex="12pt"/>
    </style:style>
    <style:style style:name="T32" style:family="text">
      <style:text-properties fo:color="#00000a" fo:font-size="12pt" fo:country="none" style:country-asian="none" style:country-complex="none" style:font-name-asian="Iskoola Pota" style:font-size-asian="12pt" style:font-size-complex="12pt" style:font-name="Iskoola Pota"/>
    </style:style>
    <style:style style:name="T33" style:family="text">
      <style:text-properties fo:color="#00000a" fo:font-size="12pt" fo:country="none" style:country-asian="none" style:font-name-asian="Iskoola Pota" style:font-size-asian="12pt"/>
    </style:style>
    <style:style style:name="T34" style:family="text">
      <style:text-properties fo:color="#00000a" fo:font-size="12pt" fo:country="none" style:country-asian="none" style:font-name-asian="Iskoola Pota" style:font-size-asian="12pt" style:country-complex="none" style:font-size-complex="12pt"/>
    </style:style>
    <style:style style:name="T35" style:family="text">
      <style:text-properties style:letter-kerning="true" fo:country="none" style:country-asian="none" style:font-name-asian="Lohit Devanagari" style:font-size-asian="12pt" style:font-size-complex="12pt"/>
    </style:style>
    <style:style style:name="T36" style:family="text">
      <style:text-properties style:letter-kerning="true" fo:country="none" style:country-asian="none" style:font-size-asian="12pt" style:font-name-asian="Iskoola Pota"/>
    </style:style>
    <style:style style:name="T37" style:family="text">
      <style:text-properties style:letter-kerning="true" fo:country="none" style:country-asian="none" style:font-size-asian="12pt" style:font-name-asian="Iskoola Pota" style:country-complex="none" style:font-size-complex="12pt"/>
    </style:style>
    <style:style style:name="T38" style:family="text">
      <style:text-properties style:letter-kerning="true" fo:country="none" style:country-asian="none" style:font-size-asian="12pt" style:font-size-complex="12pt" style:font-name-asian="Lohit Devanagari"/>
    </style:style>
    <style:style style:name="T39" style:family="text">
      <style:text-properties style:country-complex="none" style:font-name-asian="Iskoola Pota" style:font-size-asian="12pt" style:font-name="Iskoola Pota" style:font-size-complex="12pt" fo:color="#000000" style:letter-kerning="true" fo:country="none" style:country-asian="none"/>
    </style:style>
    <style:style style:name="T40" style:family="text">
      <style:text-properties style:country-complex="none" style:font-name-asian="Iskoola Pota" style:font-size-asian="12pt" style:font-size-complex="12pt" fo:color="#000000" fo:country="none" style:country-asian="none"/>
    </style:style>
    <style:style style:name="T41" style:family="text">
      <style:text-properties style:font-name-asian="Iskoola Pota" style:font-size-asian="12pt" fo:color="#000000" fo:country="none" style:country-asian="none" style:font-name="Times New Roman"/>
    </style:style>
    <style:style style:name="T42" style:family="text">
      <style:text-properties style:font-size-asian="12pt" fo:color="#000000" fo:country="none" style:country-asian="none" style:font-name-asian="Lohit Devanagari" style:font-size-complex="12pt"/>
    </style:style>
    <style:style style:name="T43" style:family="text">
      <style:text-properties style:font-size-asian="12pt" fo:color="#000000" fo:country="none" style:country-asian="none" style:font-name-asian="Iskoola Pota"/>
    </style:style>
    <style:style style:name="T44" style:family="text">
      <style:text-properties style:font-size-asian="12pt" fo:color="#000000" fo:country="none" style:country-asian="none" style:font-name-asian="Iskoola Pota" style:country-complex="none" style:font-size-complex="12pt"/>
    </style:style>
    <style:style style:name="T45" style:family="text">
      <style:text-properties style:font-size-asian="12pt" fo:color="#000000" fo:country="none" style:country-asian="none" style:font-name-asian="Iskoola Pota" style:font-name="Times New Roman"/>
    </style:style>
    <style:style style:name="T46" style:family="text">
      <style:text-properties fo:color="#00000a" fo:font-size="12pt" fo:country="none" style:country-asian="none" style:font-size-asian="12pt" style:font-size-complex="12pt" style:country-complex="none" style:font-name-asian="Iskoola Pota"/>
    </style:style>
    <style:style style:name="T47" style:family="text">
      <style:text-properties style:country-asian="none" style:font-name-asian="Iskoola Pota" style:font-size-asian="12pt" fo:color="#00000a" fo:font-size="12pt" fo:country="none"/>
    </style:style>
    <style:style style:name="T48" style:family="text">
      <style:text-properties style:country-asian="none" style:font-name-asian="Iskoola Pota" style:font-size-asian="12pt" fo:color="#00000a" fo:font-size="12pt" fo:country="none" style:font-name="Iskoola Pota" style:country-complex="none" style:font-size-complex="12pt"/>
    </style:style>
    <style:style style:name="T49" style:family="text">
      <style:text-properties style:country-asian="none" style:font-name-asian="Iskoola Pota" style:font-size-asian="12pt" fo:color="#00000a" fo:font-size="12pt" fo:country="none" style:country-complex="none" style:font-size-complex="12pt"/>
    </style:style>
    <style:style style:name="T50" style:family="text">
      <style:text-properties style:country-asian="none" style:font-name-asian="Iskoola Pota" style:font-size-asian="12pt" fo:color="#00000a" fo:font-size="12pt" fo:country="none" style:country-complex="none" style:font-size-complex="12pt" style:font-name="Iskoola Pota"/>
    </style:style>
    <style:style style:name="T51" style:family="text">
      <style:text-properties style:country-asian="none" style:font-name-asian="Iskoola Pota" style:font-size-asian="12pt" fo:color="#00000a" fo:font-size="12pt" fo:country="none" style:font-name="Iskoola Pota"/>
    </style:style>
    <style:style style:name="T52" style:family="text">
      <style:text-properties fo:country="none" style:country-asian="none" style:font-name-asian="Iskoola Pota" style:font-size-asian="12pt" style:country-complex="none" style:font-size-complex="12pt"/>
    </style:style>
    <style:style style:name="T53" style:family="text">
      <style:text-properties style:font-name="Iskoola Pota" fo:font-size="12pt" fo:country="none" style:country-asian="none" style:font-name-asian="Iskoola Pota" style:font-size-asian="12pt"/>
    </style:style>
    <style:style style:name="T54" style:family="text">
      <style:text-properties style:font-name="Iskoola Pota" fo:font-size="12pt" fo:country="none" style:country-asian="none" style:font-name-asian="Iskoola Pota" style:font-size-asian="12pt" style:country-complex="none" style:font-size-complex="12pt"/>
    </style:style>
    <style:style style:name="T55" style:family="text">
      <style:text-properties fo:color="#00000a" fo:font-size="12pt" style:letter-kerning="true" fo:country="none" style:country-asian="none" style:font-size-asian="12pt" style:font-size-complex="12pt" style:country-complex="none" style:font-name-asian="Iskoola Pota"/>
    </style:style>
    <style:style style:name="T56" style:family="text">
      <style:text-properties style:letter-kerning="true" fo:country="none" style:country-asian="none" style:font-name-asian="Lohit Devanagari" style:font-size-asian="12pt" style:font-size-complex="12pt" fo:color="#00000a" fo:font-size="12pt"/>
    </style:style>
    <style:style style:name="T57" style:family="text">
      <style:text-properties style:letter-kerning="true" fo:country="none" style:country-asian="none" style:font-size-asian="12pt" fo:color="#00000a" fo:font-size="12pt" style:font-name-asian="Iskoola Pota"/>
    </style:style>
    <style:style style:name="T58" style:family="text">
      <style:text-properties style:letter-kerning="true" fo:country="none" style:country-asian="none" style:font-size-asian="12pt" fo:color="#00000a" fo:font-size="12pt" style:font-name-asian="Iskoola Pota" style:country-complex="none" style:font-size-complex="12pt"/>
    </style:style>
    <style:style style:name="T59" style:family="text">
      <style:text-properties style:letter-kerning="true" fo:country="none" style:country-asian="none" style:font-size-asian="12pt" fo:color="#00000a" fo:font-size="12pt" style:font-size-complex="12pt" style:font-name-asian="Lohit Devanagari"/>
    </style:style>
    <style:style style:name="T60" style:family="text">
      <style:text-properties style:letter-kerning="true" fo:country="none" style:country-asian="none" style:font-size-asian="12pt" fo:color="#00000a" fo:font-size="12pt" style:font-name-asian="Iskoola Pota" style:country-complex="none" style:font-size-complex="12pt" style:font-name="Iskoola Pota"/>
    </style:style>
    <style:style style:name="T61" style:family="text">
      <style:text-properties style:country-asian="none" style:country-complex="none" style:font-name-asian="Iskoola Pota" style:font-size-asian="12pt" style:font-size-complex="12pt" style:font-name="Iskoola Pota" fo:country="none"/>
    </style:style>
    <style:style style:name="T62" style:family="text">
      <style:text-properties style:country-asian="none" style:country-complex="none" style:font-name-asian="Iskoola Pota" style:font-size-asian="12pt" style:font-size-complex="12pt" fo:country="none"/>
    </style:style>
    <style:style style:name="T63" style:family="text">
      <style:text-properties style:country-asian="none" style:country-complex="none" style:font-name-asian="Iskoola Pota" style:font-size-asian="12pt" style:font-size-complex="12pt" fo:country="none" style:font-name="Iskoola Pota"/>
    </style:style>
    <style:style style:name="T64" style:family="text">
      <style:text-properties style:country-asian="none" style:font-name-asian="Iskoola Pota" style:font-size-asian="12pt" fo:country="none"/>
    </style:style>
    <style:style style:name="T65" style:family="text">
      <style:text-properties style:country-asian="none" style:font-name-asian="Iskoola Pota" style:font-size-asian="12pt" fo:country="none" style:font-name="Iskoola Pota" style:country-complex="none" style:font-size-complex="12pt"/>
    </style:style>
    <style:style style:name="T66" style:family="text">
      <style:text-properties style:country-asian="none" style:font-name-asian="Iskoola Pota" style:font-size-asian="12pt" fo:country="none" style:country-complex="none" style:font-size-complex="12pt"/>
    </style:style>
    <style:style style:name="T67" style:family="text">
      <style:text-properties style:country-asian="none" style:font-name-asian="Iskoola Pota" style:font-size-asian="12pt" fo:country="none" style:country-complex="none" style:font-size-complex="12pt" style:font-name="Iskoola Pota"/>
    </style:style>
    <style:style style:name="T68" style:family="text">
      <style:text-properties style:country-asian="none" style:font-name-asian="Iskoola Pota" style:font-size-asian="12pt" fo:country="none" style:font-name="Iskoola Pota"/>
    </style:style>
    <style:style style:name="T69" style:family="text">
      <style:text-properties style:letter-kerning="true" fo:country="none" style:country-asian="none" style:country-complex="none" style:font-name-asian="Iskoola Pota" style:font-size-asian="12pt" style:font-size-complex="12pt"/>
    </style:style>
    <style:style style:name="T70" style:family="text">
      <style:text-properties fo:font-weight="normal" style:text-underline-style="none" style:text-underline-color="font-color" style:letter-kerning="true" fo:country="none" style:country-asian="none" style:country-complex="none" style:font-name-asian="Iskoola Pota" style:font-size-asian="12pt" style:font-size-complex="12pt" style:font-weight-asian="normal" style:font-weight-complex="normal"/>
    </style:style>
    <style:style style:name="T71" style:family="text">
      <style:text-properties style:country-complex="none" style:text-underline-style="none" style:text-underline-color="font-color" style:letter-kerning="true" style:font-name-asian="Iskoola Pota" fo:country="none" style:font-name="Iskoola Pota" style:font-weight-complex="normal" fo:font-size="12pt" fo:font-weight="normal" style:font-size-asian="12pt" style:font-size-complex="12pt" style:font-weight-asian="normal" fo:color="#00000a" style:country-asian="none"/>
    </style:style>
    <style:style style:name="T72" style:family="text">
      <style:text-properties style:country-complex="none" style:text-underline-style="none" style:text-underline-color="font-color" style:letter-kerning="true" style:font-name-asian="Iskoola Pota" fo:country="none" style:font-weight-complex="normal" fo:font-size="12pt" fo:font-weight="normal" style:font-size-asian="12pt" style:font-size-complex="12pt" style:font-weight-asian="normal" fo:color="#00000a" style:country-asian="none" style:font-name="Latha"/>
    </style:style>
    <style:style style:name="T73" style:family="text">
      <style:text-properties style:country-complex="none" style:text-underline-style="none" style:text-underline-color="font-color" style:letter-kerning="true" style:font-name-asian="Iskoola Pota" fo:country="none" style:font-weight-complex="normal" fo:font-size="12pt" fo:font-weight="normal" style:font-size-asian="12pt" style:font-size-complex="12pt" style:font-weight-asian="normal" fo:color="#00000a" style:country-asian="none" style:font-name="Iskoola Pota"/>
    </style:style>
    <style:style style:name="T74" style:family="text">
      <style:text-properties style:text-underline-style="none" style:text-underline-color="font-color" style:font-weight-complex="normal" fo:font-weight="normal" style:font-weight-asian="normal"/>
    </style:style>
    <style:style style:name="T75" style:family="text">
      <style:text-properties style:text-underline-style="none" style:text-underline-color="font-color" style:font-weight-complex="normal" fo:font-weight="normal" style:font-weight-asian="normal" fo:color="#00000a" style:font-name="Iskoola Pota" style:letter-kerning="true" fo:font-size="12pt" style:country-asian="none" fo:country="none" style:country-complex="none" style:font-name-asian="Iskoola Pota" style:font-size-asian="12pt" style:font-size-complex="12pt"/>
    </style:style>
    <style:style style:name="T76" style:family="text">
      <style:text-properties style:text-underline-style="none" style:text-underline-color="font-color" style:font-weight-complex="normal" fo:font-weight="normal" style:font-weight-asian="normal" fo:color="#00000a" fo:country="none" style:font-size-complex="12pt" style:font-size-asian="12pt" style:font-name-asian="Iskoola Pota" fo:font-size="12pt" style:font-name="Iskoola Pota" style:country-complex="none" style:letter-kerning="true" style:country-asian="none"/>
    </style:style>
    <style:style style:name="T77" style:family="text">
      <style:text-properties style:text-underline-style="none" style:text-underline-color="font-color" style:font-weight-complex="normal" fo:font-weight="normal" style:font-weight-asian="normal" fo:font-size="12pt" style:letter-kerning="true" style:country-complex="none" fo:color="#00000a" style:font-name="Iskoola Pota" style:font-size-asian="12pt" style:font-size-complex="12pt" fo:country="none" style:country-asian="none" style:font-name-asian="Iskoola Pota"/>
    </style:style>
    <style:style style:name="T78" style:family="text">
      <style:text-properties style:text-underline-style="none" style:text-underline-color="font-color" style:font-weight-complex="normal" fo:font-weight="normal" style:font-weight-asian="normal" style:font-size-complex="12pt" style:country-complex="none" fo:color="#00000a" fo:font-size="12pt" style:letter-kerning="true" style:country-asian="none" style:font-name-asian="Iskoola Pota" style:font-size-asian="12pt" fo:country="none" style:font-name="Iskoola Pota"/>
    </style:style>
    <style:style style:name="T79" style:family="text">
      <style:text-properties style:text-underline-style="none" style:text-underline-color="font-color" style:font-weight-complex="normal" fo:font-weight="normal" style:font-weight-asian="normal" fo:color="#00000a" style:font-name="Iskoola Pota" fo:font-size="12pt" style:letter-kerning="true" fo:country="none" style:country-asian="none" style:country-complex="none" style:font-name-asian="Iskoola Pota" style:font-size-asian="12pt" style:font-size-complex="12pt"/>
    </style:style>
    <style:style style:name="T80" style:family="text">
      <style:text-properties style:font-name="Iskoola Pota" fo:country="none" style:country-asian="none" style:country-complex="none" style:font-name-asian="Iskoola Pota" style:font-size-asian="12pt" style:font-size-complex="12pt"/>
    </style:style>
    <style:style style:name="T81" style:family="text">
      <style:text-properties fo:country="none" style:country-asian="none" style:country-complex="none" style:font-name-asian="Iskoola Pota" style:font-size-asian="12pt" style:font-size-complex="12pt" style:font-name="Iskoola Pota"/>
    </style:style>
    <style:style style:name="T82" style:family="text">
      <style:text-properties fo:country="none" style:country-asian="none" style:country-complex="none" style:font-name-asian="Iskoola Pota" style:font-size-asian="12pt" style:font-size-complex="12pt" style:font-name="FMAbhaya"/>
    </style:style>
    <style:style style:name="T83" style:family="text">
      <style:text-properties style:font-name="Iskoola Pota" fo:font-weight="normal" style:text-underline-style="none" style:text-underline-color="font-color" style:letter-kerning="true" fo:country="none" style:country-asian="none" style:font-name-asian="Iskoola Pota" style:font-size-asian="12pt" style:font-weight-asian="normal" style:font-weight-complex="normal"/>
    </style:style>
    <style:style style:name="T84" style:family="text">
      <style:text-properties fo:font-weight="normal" style:text-underline-style="none" style:text-underline-color="font-color" style:letter-kerning="true" fo:country="none" style:country-asian="none" style:font-name-asian="Iskoola Pota" style:font-size-asian="12pt" style:font-weight-asian="normal" style:font-weight-complex="normal" style:country-complex="none" style:font-size-complex="12pt"/>
    </style:style>
    <style:style style:name="T85" style:family="text">
      <style:text-properties fo:color="#00000a" style:font-name="Iskoola Pota" fo:font-size="12pt" style:letter-kerning="true" fo:country="none" style:country-asian="none" style:country-complex="none" style:font-name-asian="Iskoola Pota" style:font-size-asian="12pt" style:font-size-complex="12pt"/>
    </style:style>
    <style:style style:name="T86" style:family="text">
      <style:text-properties style:font-name="Iskoola Pota" style:text-underline-style="none" style:text-underline-color="font-color" fo:country="none" style:country-asian="none" style:country-complex="none" style:font-name-asian="Iskoola Pota" style:font-size-asian="12pt" style:font-size-complex="12pt" style:font-weight-asian="normal" style:font-weight-complex="normal"/>
    </style:style>
    <style:style style:name="T87" style:family="text">
      <style:text-properties style:text-underline-style="none" style:text-underline-color="font-color" fo:country="none" style:country-asian="none" style:country-complex="none" style:font-name-asian="Iskoola Pota" style:font-size-asian="12pt" style:font-size-complex="12pt" style:font-weight-asian="normal" style:font-weight-complex="normal"/>
    </style:style>
    <style:style style:name="T88" style:family="text">
      <style:text-properties style:text-underline-style="none" style:text-underline-color="font-color" fo:country="none" style:country-asian="none" style:font-name-asian="Iskoola Pota" style:font-size-asian="12pt" style:font-weight-asian="normal" style:font-weight-complex="normal"/>
    </style:style>
    <style:style style:name="T89" style:family="text">
      <style:text-properties fo:color="#00000a" fo:font-size="12pt" fo:font-weight="normal" style:text-underline-style="none" style:text-underline-color="font-color" style:letter-kerning="true" fo:country="none" style:country-asian="none" style:country-complex="none" style:font-name-asian="Iskoola Pota" style:font-size-asian="12pt" style:font-size-complex="12pt" style:font-weight-asian="normal" style:font-weight-complex="normal"/>
    </style:style>
    <style:style style:name="T90" style:family="text">
      <style:text-properties fo:font-weight="normal" style:text-underline-style="none" style:text-underline-color="font-color" style:font-weight-asian="normal" style:font-weight-complex="normal"/>
    </style:style>
    <style:style style:name="T91" style:family="text">
      <style:text-properties style:text-underline-style="none" style:text-underline-color="font-color" style:letter-kerning="true" fo:country="none" style:country-asian="none" style:country-complex="none" style:font-name-asian="Iskoola Pota" style:font-size-asian="12pt" style:font-size-complex="12pt" style:font-weight-asian="normal" style:font-weight-complex="normal"/>
    </style:style>
    <style:style style:name="T92" style:family="text">
      <style:text-properties style:text-underline-style="none" style:text-underline-color="font-color" fo:country="none" style:country-asian="none" style:country-complex="none" style:font-name-asian="Iskoola Pota" style:font-size-asian="12pt" style:font-size-complex="12pt" style:font-weight-asian="normal" style:font-weight-complex="normal" style:font-name="Iskoola Pota"/>
    </style:style>
    <style:style style:name="T93" style:family="text">
      <style:text-properties style:font-name="Iskoola Pota" fo:country="none" style:country-asian="none" style:font-name-asian="Iskoola Pota" style:font-size-asian="12pt"/>
    </style:style>
    <style:style style:name="T94" style:family="text">
      <style:text-properties fo:country="none" style:country-asian="none" style:font-size-asian="12pt" style:font-name-asian="Lohit Devanagari" style:font-size-complex="12pt"/>
    </style:style>
    <style:style style:name="T95" style:family="text">
      <style:text-properties fo:country="none" style:country-asian="none" style:font-size-asian="12pt" style:font-size-complex="12pt" style:country-complex="none" style:font-name-asian="Iskoola Pota"/>
    </style:style>
    <style:style style:name="T96" style:family="text">
      <style:text-properties style:font-name="Iskoola Pota" style:letter-kerning="true" fo:country="none" style:country-asian="none" style:font-name-asian="Iskoola Pota" style:font-size-asian="12pt"/>
    </style:style>
    <style:style style:name="T97" style:family="text">
      <style:text-properties style:font-name="Iskoola Pota" style:letter-kerning="true" fo:country="none" style:country-asian="none" style:font-name-asian="Iskoola Pota" style:font-size-asian="12pt" style:country-complex="none" style:font-size-complex="12pt"/>
    </style:style>
    <style:style style:name="T98" style:family="text">
      <style:text-properties style:letter-kerning="true" fo:country="none" style:country-asian="none" style:font-name-asian="Iskoola Pota" style:font-size-asian="12pt" style:country-complex="none" style:font-size-complex="12pt"/>
    </style:style>
    <style:style style:name="T99" style:family="text">
      <style:text-properties style:letter-kerning="true" fo:country="none" style:country-asian="none" style:font-name-asian="Iskoola Pota" style:font-size-asian="12pt" style:country-complex="none" style:font-size-complex="12pt" style:font-name="Iskoola Pota"/>
    </style:style>
    <style:style style:name="T100" style:family="text">
      <style:text-properties style:font-name="Iskoola Pota" fo:country="none" style:country-asian="none" style:font-name-asian="Iskoola Pota" style:font-size-asian="12pt" style:country-complex="none" style:font-size-complex="12pt"/>
    </style:style>
    <style:style style:name="T101" style:family="text">
      <style:text-properties fo:country="none" style:country-asian="none" style:font-name-asian="Iskoola Pota" style:font-size-asian="12pt" style:country-complex="none" style:font-size-complex="12pt" style:font-name="Iskoola Pota"/>
    </style:style>
    <style:style style:name="T102" style:family="text">
      <style:text-properties style:font-name="Iskoola Pota" style:text-underline-style="none" style:text-underline-color="font-color" fo:country="none" style:country-asian="none" style:font-name-asian="Iskoola Pota" style:font-size-asian="12pt" style:font-weight-asian="normal" style:font-weight-complex="normal"/>
    </style:style>
    <style:style style:name="T103" style:family="text">
      <style:text-properties style:font-name="Iskoola Pota" style:text-underline-style="none" style:text-underline-color="font-color" fo:country="none" style:country-asian="none" style:font-name-asian="Iskoola Pota" style:font-size-asian="12pt" style:font-weight-asian="normal" style:font-weight-complex="normal" style:country-complex="none" style:font-size-complex="12pt"/>
    </style:style>
    <style:style style:name="T104" style:family="text">
      <style:text-properties style:text-underline-style="none" style:text-underline-color="font-color" fo:country="none" style:country-asian="none" style:font-name-asian="Iskoola Pota" style:font-size-asian="12pt" style:font-weight-asian="normal" style:font-weight-complex="normal" style:country-complex="none" style:font-size-complex="12pt"/>
    </style:style>
    <style:style style:name="T105" style:family="text">
      <style:text-properties style:text-underline-style="none" style:text-underline-color="font-color" fo:country="none" style:country-asian="none" style:font-name-asian="Iskoola Pota" style:font-size-asian="12pt" style:font-weight-asian="normal" style:font-weight-complex="normal" style:country-complex="none" style:font-size-complex="12pt" style:font-name="Iskoola Pota"/>
    </style:style>
    <style:style style:name="T106" style:family="text">
      <style:text-properties style:text-underline-style="none" style:text-underline-color="font-color" style:letter-kerning="true" fo:country="none" style:country-asian="none" style:font-name-asian="Lohit Devanagari" style:font-size-asian="12pt" style:font-size-complex="12pt" style:font-weight-asian="normal" style:font-weight-complex="normal"/>
    </style:style>
    <style:style style:name="T107" style:family="text">
      <style:text-properties style:text-underline-style="none" style:text-underline-color="font-color" style:letter-kerning="true" fo:country="none" style:country-asian="none" style:font-size-asian="12pt" style:font-weight-asian="normal" style:font-weight-complex="normal" style:font-name-asian="Iskoola Pota"/>
    </style:style>
    <style:style style:name="T108" style:family="text">
      <style:text-properties style:text-underline-style="none" style:text-underline-color="font-color" style:letter-kerning="true" fo:country="none" style:country-asian="none" style:font-size-asian="12pt" style:font-weight-asian="normal" style:font-weight-complex="normal" style:font-name-asian="Iskoola Pota" style:country-complex="none" style:font-size-complex="12pt"/>
    </style:style>
    <style:style style:name="T109" style:family="text">
      <style:text-properties style:letter-kerning="true" fo:country="none" style:country-asian="none" style:font-size-asian="12pt" style:font-size-complex="12pt" style:country-complex="none" style:font-name-asian="Iskoola Pota"/>
    </style:style>
    <style:style style:name="T110" style:family="text">
      <style:text-properties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 style:font-name-asian="Lohit Devanagari"/>
    </style:style>
    <style:style style:name="T111" style:family="text">
      <style:text-properties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 style:country-complex="none" style:font-name-asian="Iskoola Pota"/>
    </style:style>
    <style:style style:name="T112" style:family="text">
      <style:text-properties fo:font-weight="normal" style:text-underline-style="none" style:text-underline-color="font-color" style:letter-kerning="true" fo:country="none" style:country-asian="none" style:font-size-asian="12pt" style:font-weight-asian="normal" style:font-weight-complex="normal" style:font-name-asian="Iskoola Pota"/>
    </style:style>
    <style:style style:name="T113" style:family="text">
      <style:text-properties fo:font-weight="normal" style:text-underline-style="none" style:text-underline-color="font-color" style:font-weight-asian="normal" style:font-weight-complex="normal" fo:color="#00000a" fo:font-size="12pt" style:letter-kerning="true" fo:country="none" style:country-asian="none" style:country-complex="none" style:font-name-asian="Iskoola Pota" style:font-size-asian="12pt" style:font-size-complex="12pt"/>
    </style:style>
    <style:style style:name="T114" style:family="text">
      <style:text-properties fo:color="#00000a" style:font-name="Iskoola Pota" fo:font-size="12pt" fo:font-weight="normal" style:text-underline-style="none" style:text-underline-color="font-color" style:letter-kerning="true" fo:country="none" style:country-asian="none" style:country-complex="none" style:font-name-asian="Iskoola Pota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evel/stage</text:p>
          </table:table-cell>
          <table:table-cell table:style-name="ce2" office:value-type="string" calcext:value-type="string">
            <text:p>Question</text:p>
          </table:table-cell>
          <table:table-cell table:style-name="ce33" office:value-type="string" calcext:value-type="string">
            <text:p>answers</text:p>
          </table:table-cell>
          <table:table-cell office:value-type="string" calcext:value-type="string">
            <text:p>Answer State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2020</text:span><text:span text:style-name="T2"> </text:span><text:span text:style-name="T3">වසරේ දී කුරුණෑගල ප්‍රදේශයෙහි ඓතිහාසික වටිනාකමකින් යුත් රාජ සභා මණ්ඩපය කොටසක් කඩා දැමීම නිසා රට පුරා විශාල සංවාදයක් ඇති විය</text:span><text:span text:style-name="T2">. </text:span><text:span text:style-name="T3">මණ්ඩපය කුමන රජ කෙනෙකුගේ රාජ සභා මණ්ඩපය ලද සැලකේ ද</text:span><text:span text:style-name="T2">?</text:span></text:p>
          </table:table-cell>
          <table:table-cell table:style-name="ce34" office:value-type="string" calcext:value-type="string">
            <text:p>පරාක්‍රමබාහු රජුගේ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33" office:value-type="string" calcext:value-type="string">
            <text:p>කාවන්තිස්ස රජුගේ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3" office:value-type="string" calcext:value-type="string">
            <text:p>බුවනෙකබාහු රජුගේ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3" office:value-type="string" calcext:value-type="string">
            <text:p>රාජසිංහ රජුගේ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4">2021</text:span><text:span text:style-name="T5"> </text:span><text:span text:style-name="T6">ජූනි </text:span><text:span text:style-name="T5">10 </text:span><text:span text:style-name="T6">දින ‘‘ධවල මන්දිර සාමාජිකත්ව’’ ජනාධිපති කොමිසමෙහි සාමාජිකත්වයට ජෝ බයිඩන් ශ්‍රී ලාංකිකයෙකු පත් කර ඇත</text:span><text:span text:style-name="T5">. </text:span><text:span text:style-name="T6">ඒ කවුරුන් ද </text:span><text:span text:style-name="T5">? </text:span></text:p>
          </table:table-cell>
          <table:table-cell table:style-name="ce35" office:value-type="string" calcext:value-type="string">
            <text:p>රනිල් ජයවර්ධන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style-name="ce35" office:value-type="string" calcext:value-type="string">
            <text:p>මායා ලින්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6" office:value-type="string" calcext:value-type="string">
            <text:p>ආචාර්ය ජෝර්ජ ගේබ්‍රියල්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5" office:value-type="string" calcext:value-type="string">
            <text:p>ජෝර්ජ් මියුනස්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7">“Tik Tok” video </text:span><text:span text:style-name="T8">හුවමාරු කර ගැනීමේ සමාජ ජාල යෙදවුම් නිර්මාණය වූයේ කුමන රටේ ද </text:span><text:span text:style-name="T9">?</text:span></text:p>
          </table:table-cell>
          <table:table-cell table:style-name="ce35" office:value-type="string" calcext:value-type="string">
            <text:p>චීනය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7" office:value-type="string" calcext:value-type="string">
            <text:p>කැනඩාව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තායිවාන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දකුණු කොරියාව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ඊශ්‍රායලය  ඊජිප්තුව හා ජෝර්දානය සමඟ ගිවිසුම් අත්සන් කිරීමෙන් පසුව පළමු වරට ගිවිසුමක් <text:span text:style-name="T10">අත්සන්   කළේ  කිනම් මැද පෙරදිග රටක් සමග ද</text:span><text:span text:style-name="T11">?</text:span>                    </text:p>
          </table:table-cell>
          <table:table-cell table:style-name="ce38" office:value-type="string" calcext:value-type="string">
            <text:p><text:span text:style-name="T12">සෞදි අරාබි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39" office:value-type="string" calcext:value-type="string">
            <text:p>එක්සත් අරාබි එමීර් රාජ්‍යය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ඕමාන්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නයිජීරියාව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2">විකිරණශීලී ද්‍රව්‍යයක් නොවන්නේ මින් කුමක් ද </text:span><text:span text:style-name="T13">?</text:span><text:span text:style-name="T14"> </text:span></text:p>
          </table:table-cell>
          <table:table-cell table:style-name="ce35" office:value-type="string" calcext:value-type="string">
            <text:p>බෙරියම්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පොලොනියම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රේඩියම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යුරේනියම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5">සුබ පැතුම් තුඩුව පිහිටා ඇත්තේ කවර රටක ද</text:span><text:span text:style-name="T16">?</text:span></text:p>
          </table:table-cell>
          <table:table-cell table:style-name="ce35" office:value-type="string" calcext:value-type="string">
            <text:p>දකුණු අප්‍රිකාව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ඕස්ට්‍රේලියාව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ජපාන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70">ප්‍රංශය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7">විශේෂ අධිකරණ විභාගයක් සඳහා විනිසුරුවරුන් අවම වශයෙන් කී දෙනෙකු සහභාගි වේ ද</text:span><text:span text:style-name="T18">?</text:span>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19">අවස්ථා කිහිපයක දී සොරකමට ලක්වූ ලෝකප්‍රකට සිතුවමක් නෙදර්ලන්තයේ දී නැවතත් සොරකමකට</text:span><text:span text:style-name="T20"> </text:span><text:span text:style-name="T21">ලක්විය</text:span><text:span text:style-name="T22">. </text:span><text:span text:style-name="T23">එම සිතුවම කුමන නමකින් හඳුන්වයි ද</text:span><text:span text:style-name="T24">?</text:span></text:p>
          </table:table-cell>
          <table:table-cell table:style-name="ce40" office:value-type="string" calcext:value-type="string">
            <text:p>Two Layghi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40" office:value-type="string" calcext:value-type="string">
            <text:p>Sleeping Venu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0" office:value-type="string" calcext:value-type="string">
            <text:p>Christina's world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0" office:value-type="string" calcext:value-type="string">
            <text:p>Las Mohina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4">2020</text:span><text:span text:style-name="T5"> </text:span><text:span text:style-name="T6">ක්‍රිකට් ලෝක කුසලාන පළමු තරඟාවලියේ වීරයා කවුරුන් ද</text:span><text:span text:style-name="T16">?</text:span></text:p>
          </table:table-cell>
          <table:table-cell table:style-name="ce35" office:value-type="string" calcext:value-type="string">
            <text:p>ක්‍රිස් ගෝල්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5" office:value-type="string" calcext:value-type="string">
            <text:p>ෂයිඩ් අෆ්‍රිඩි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මහේන්ද්‍ර සිං දෝණි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යුවරාජ් සිං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25">2020</text:span><text:span text:style-name="T26"> </text:span><text:span text:style-name="T27">වර්ෂයේ දී ශ්‍රී ලංකා ආරක්ෂක අමාත්‍යංශයේ ලේකම්වරයා  කවුරුන් ද </text:span><text:span text:style-name="T26">?</text:span></text:p>
          </table:table-cell>
          <table:table-cell table:style-name="ce41" office:value-type="string" calcext:value-type="string">
            <text:p><text:span text:style-name="T71">විශ්</text:span><text:span text:style-name="T72">‍</text:span><text:span text:style-name="T73">රාමික</text:span><text:span text:style-name="T74"> </text:span><text:span text:style-name="T75">මේජර්</text:span><text:span text:style-name="T74"> </text:span><text:span text:style-name="T76">ජෙනරාල්</text:span><text:span text:style-name="T74"> </text:span><text:span text:style-name="T77">කමල්</text:span><text:span text:style-name="T74"> </text:span><text:span text:style-name="T78">ගුණරත්න</text:span><text:span text:style-name="T74"> </text:span><text:span text:style-name="T79">මැතිතුමා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2" office:value-type="string" calcext:value-type="string">
            <text:p><text:span text:style-name="T80">මේජර්</text:span><text:span text:style-name="T12"> </text:span><text:span text:style-name="T81">ජෙනරාල්</text:span><text:span text:style-name="T12"> </text:span><text:span text:style-name="T81">ජගත්</text:span><text:span text:style-name="T12"> </text:span><text:span text:style-name="T81">ඩයස්</text:span><text:span text:style-name="T12"> </text:span><text:span text:style-name="T81">මැතිතුමා</text:span><text:span text:style-name="T12">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table:style-name="ce43" office:value-type="string" calcext:value-type="string">
            <text:p><text:span text:style-name="T12">ශ්‍රී </text:span><text:span text:style-name="T81">ලංකා</text:span><text:span text:style-name="T12"> </text:span><text:span text:style-name="T81">යුධ</text:span><text:span text:style-name="T12"> </text:span><text:span text:style-name="T81">හමුදා</text:span><text:span text:style-name="T12"> </text:span><text:span text:style-name="T81">නිලධාරී මහේෂ්</text:span><text:span text:style-name="T12"> </text:span><text:span text:style-name="T81">සේනානායක</text:span><text:span text:style-name="T12"> </text:span><text:span text:style-name="T81">මැතිතුමා</text:span><text:span text:style-name="T12"> 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2" office:value-type="string" calcext:value-type="string">
            <text:p><text:span text:style-name="T12">ලෙ</text:span><text:span text:style-name="T81">ෆ්ට්නිනන් ශවේන්</text:span><text:span text:style-name="T82">ද්‍ර සිල්වා මැතිතුමා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28">20</text:span><text:span text:style-name="T29">21 </text:span><text:span text:style-name="T30">පෙබරවාරි මස පළමුවන දින හමුදා කුමන්ත්‍රණයකින් හමුදාව පාලන බලය පැහැර ගන්නා ලද රට  කුමක් ද </text:span><text:span text:style-name="T29">? </text:span></text:p>
          </table:table-cell>
          <table:table-cell table:style-name="ce37" office:value-type="string" calcext:value-type="string">
            <text:p><text:span text:style-name="T83"> </text:span><text:span text:style-name="T84">මියන්මාරය 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ඉරාන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ඉරාක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රුසියාව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1">ඉන්දියාවේ</text:span><text:span text:style-name="T10"> </text:span><text:span text:style-name="T32">නිදහස්</text:span><text:span text:style-name="T10"> </text:span><text:span text:style-name="T32">දිනය</text:span><text:span text:style-name="T10"> </text:span><text:span text:style-name="T32">සමරනු</text:span><text:span text:style-name="T10"> </text:span><text:span text:style-name="T32">ලබන්නේ</text:span><text:span text:style-name="T10"> </text:span><text:span text:style-name="T32">කවදා ද </text:span><text:span text:style-name="T11">?</text:span><text:span text:style-name="T33"> </text:span></text:p>
          </table:table-cell>
          <table:table-cell table:style-name="ce44" office:value-type="string" calcext:value-type="string">
            <text:p><text:span text:style-name="T85">අගෝස්තු</text:span><text:span text:style-name="T15"> </text:span>5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7" office:value-type="string" calcext:value-type="string">
            <text:p><text:span text:style-name="T80">අගෝස්තු</text:span><text:span text:style-name="T12"> </text:span><text:span text:style-name="T14">10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7" office:value-type="string" calcext:value-type="string">
            <text:p><text:span text:style-name="T86">අගෝස්තු</text:span><text:span text:style-name="T87"> </text:span><text:span text:style-name="T88">15 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7" office:value-type="string" calcext:value-type="string">
            <text:p><text:span text:style-name="T80">අගෝස්තු</text:span><text:span text:style-name="T12"> </text:span><text:span text:style-name="T14">20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33"> GUI </text:span><text:span text:style-name="T34">යනුවෙන් ප්‍රකාශ වන්නේ කුමක් ද</text:span><text:span text:style-name="T33">? </text:span></text:p>
          </table:table-cell>
          <table:table-cell table:style-name="ce40" office:value-type="string" calcext:value-type="string">
            <text:p>Graphical Unit Inpu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5" office:value-type="string" calcext:value-type="string">
            <text:p><text:span text:style-name="T25">Guest User Identification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6" office:value-type="string" calcext:value-type="string">
            <text:p>Graphical User Interfa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5" office:value-type="string" calcext:value-type="string">
            <text:p><text:span text:style-name="T25">Graphical Display Unit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0">හුණුගල් වල අඩංගු ප්‍ර</text:span><text:span text:style-name="T32">ධාන රසායනික ද්‍රව්‍ය කුමක් ද </text:span><text:span text:style-name="T11">?</text:span></text:p>
          </table:table-cell>
          <table:table-cell table:style-name="ce44" office:value-type="string" calcext:value-type="string">
            <text:p> <text:span text:style-name="T15">කැල්සියම් සල්ෆේට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කැල්සියම් කාබනේට්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කැල්සියම් ඔක්සයිඩ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8" office:value-type="string" calcext:value-type="string">
            <text:p><text:span text:style-name="T12">කැල්සියම් පොස්පේට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4">2019</text:span><text:span text:style-name="T5"> </text:span><text:span text:style-name="T6">ගෝලීය නවෝත්පාදන දර්ශකයේ පළමු ස්ථානයට පත් වූ රට කුමක් ද</text:span><text:span text:style-name="T16">?</text:span></text:p>
          </table:table-cell>
          <table:table-cell table:style-name="ce35" office:value-type="string" calcext:value-type="string">
            <text:p>ස්වීඩනය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70">ස්විස්ටර්ලන්තය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නෙදර්ලන්ත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සිංගප්පූරුව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35">2020</text:span><text:span text:style-name="T36"> </text:span><text:span text:style-name="T37">දී ජෛව විවිධත්වය පිළිබඳ රාජ්‍යනායක සමුළුව පැවැත්වූයේ     කොතැනකදී ද</text:span><text:span text:style-name="T38">?</text:span></text:p>
          </table:table-cell>
          <table:table-cell table:style-name="ce35" office:value-type="string" calcext:value-type="string">
            <text:p>නිව්යෝර්ක් නුවර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මැඩ්රීඩ් නුවර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මෙල්බන් නුවර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ඩකෝ නුවර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4">2020</text:span><text:span text:style-name="T5"> </text:span><text:span text:style-name="T6">මාලදිවයිනේ ශ්‍රී ලංකා මහ කොමසාරිස්වරයා ලෙස පත් වූ ප්‍රවීණ කලා ශිල්පියා කවුද</text:span><text:span text:style-name="T16">?</text:span></text:p>
          </table:table-cell>
          <table:table-cell table:style-name="ce35" office:value-type="string" calcext:value-type="string">
            <text:p>විජේරත්න වරකාගොඩ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70">රෝහණ බැද්දගේ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චන්දන වික්‍රමසිංහ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69">ජයලාල් රෝහණ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5">පාපන්දු ක්‍රීඩාවේ ඕනෑම අවස්ථාවක එක් පිළකට පිටිය තුළ ක්‍රීඩා කළ හැකි ක්‍රීඩකයින් ගණන කීයද</text:span><text:span text:style-name="T16">?</text:span>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0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0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5">ලෝක සාම දිනය යෙදී ඇත්තේ කවදාට ද</text:span><text:span text:style-name="T16">?</text:span></text:p>
          </table:table-cell>
          <table:table-cell table:style-name="ce47" office:value-type="string" calcext:value-type="string">
            <text:p><text:span text:style-name="T15">සැප්තැම්බර් </text:span>1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7" office:value-type="string" calcext:value-type="string">
            <text:p><text:span text:style-name="T15">සැප්තැම්බර් </text:span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7" office:value-type="string" calcext:value-type="string">
            <text:p><text:span text:style-name="T89">සැප්තැම්බර් </text:span><text:span text:style-name="T90">21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7" office:value-type="string" calcext:value-type="string">
            <text:p><text:span text:style-name="T15">සැප්තැම්බර් </text:span>2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5">ආසියානු ක්‍රීඩා උළෙලක රන් පදක්කමක් දිනූ ප්‍රථම ශ්‍රී ලාංකිකයා කවුද</text:span><text:span text:style-name="T16">?</text:span></text:p>
          </table:table-cell>
          <table:table-cell table:style-name="ce48" office:value-type="string" calcext:value-type="string">
            <text:p><text:span text:style-name="T91">නාගලිංගම් එදිරිවීරසිංහම්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ඩන්කන් වයිට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ඩබ්ලිව් විමලදාස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සුනිල් ගුණවර්ධන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9">වි</text:span><text:span text:style-name="T40">න්ඩෝස් </text:span><text:span text:style-name="T41">(</text:span><text:span text:style-name="T42">windows</text:span><text:span text:style-name="T43">) </text:span><text:span text:style-name="T44">මෙහෙයුම් පද්ධතියේ සාමාන්‍යයෙන් පරිශීලක ලේඛ </text:span><text:span text:style-name="T45">(User Document</text:span><text:span text:style-name="T43">)  </text:span><text:span text:style-name="T44">අන්තර්ගතවන ෆෝල්ඩරය වනුයේ</text:span><text:span text:style-name="T43">,</text:span></text:p>
          </table:table-cell>
          <table:table-cell table:style-name="ce50" office:value-type="string" calcext:value-type="string">
            <text:p>User Documen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1" office:value-type="string" calcext:value-type="string">
            <text:p><text:span text:style-name="T14">The Document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1" office:value-type="string" calcext:value-type="string">
            <text:p><text:span text:style-name="T14">Windows Document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1" office:value-type="string" calcext:value-type="string">
            <text:p><text:span text:style-name="T88">My Document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0">මිනිස් දේහයේ විශාලතම ග්‍රන්ථිය කුමක් ද</text:span><text:span text:style-name="T33">?</text:span></text:p>
          </table:table-cell>
          <table:table-cell table:style-name="ce52" office:value-type="string" calcext:value-type="string">
            <text:p>පිටියුටරි ග්‍රන්ථිය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හයිපොතැලමස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4" office:value-type="string" calcext:value-type="string">
            <text:p>අක්මාව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තයිරොයිඩ් ග්‍රන්ථි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28">2020 </text:span><text:span text:style-name="T46">වර්ෂයෙහි එක්සත් ජාතීන්ගේ ශ්‍රී ලංකික නිත්‍ය නියෝජිත වන්නේ    කවුරුන් ද </text:span><text:span text:style-name="T29">?</text:span></text:p>
          </table:table-cell>
          <table:table-cell table:style-name="ce21" office:value-type="string" calcext:value-type="string">
            <text:p><text:span text:style-name="T85">ප්‍රසාද්</text:span> <text:span text:style-name="T85">කාරියවසම්</text:span>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4" office:value-type="string" calcext:value-type="string">
            <text:p><text:span text:style-name="T86">මොහාන්</text:span><text:span text:style-name="T87"> </text:span><text:span text:style-name="T92">පීරිස්</text:span><text:span text:style-name="T87"> 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80">ජී</text:span><text:span text:style-name="T93">.</text:span><text:span text:style-name="T14"> </text:span><text:span text:style-name="T52">එල්</text:span><text:span text:style-name="T14">. </text:span><text:span text:style-name="T52">පීරිස්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6" office:value-type="string" calcext:value-type="string">
            <text:p><text:span text:style-name="T12">ඒ</text:span><text:span text:style-name="T14">. </text:span><text:span text:style-name="T52">එල්</text:span><text:span text:style-name="T14">.</text:span><text:span text:style-name="T94"> </text:span><text:span text:style-name="T95">ඒ අයිස් 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47">2020 </text:span><text:span text:style-name="T48">පැවැත්වූයේ</text:span><text:span text:style-name="T49"> </text:span><text:span text:style-name="T50">එක්සත්</text:span><text:span text:style-name="T49"> </text:span><text:span text:style-name="T50">ජාතීන්ගේ</text:span><text:span text:style-name="T49"> </text:span><text:span text:style-name="T50">කී</text:span><text:span text:style-name="T49"> </text:span><text:span text:style-name="T50">වැනි</text:span><text:span text:style-name="T49"> </text:span><text:span text:style-name="T50">මහා</text:span><text:span text:style-name="T49"> </text:span><text:span text:style-name="T50">මණ්ඩල</text:span><text:span text:style-name="T49"> </text:span><text:span text:style-name="T50">සැසිවාරය</text:span><text:span text:style-name="T49"> </text:span><text:span text:style-name="T50">ද</text:span><text:span text:style-name="T49"> </text:span><text:span text:style-name="T51">?</text:span></text:p>
          </table:table-cell>
          <table:table-cell table:style-name="ce55" office:value-type="string" calcext:value-type="string">
            <text:p><text:span text:style-name="T96">70 </text:span><text:span text:style-name="T97">වන</text:span><text:span text:style-name="T98"> </text:span><text:span text:style-name="T99">මහා</text:span><text:span text:style-name="T98"> </text:span><text:span text:style-name="T99">මණ්ඩල</text:span><text:span text:style-name="T98"> </text:span><text:span text:style-name="T99">සැසි</text:span><text:span text:style-name="T98"> </text:span><text:span text:style-name="T99">සැසිවාර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93">71 </text:span><text:span text:style-name="T100">වන</text:span><text:span text:style-name="T52"> </text:span><text:span text:style-name="T101">මහා</text:span><text:span text:style-name="T52"> </text:span><text:span text:style-name="T101">මණ්ඩල</text:span><text:span text:style-name="T52"> </text:span><text:span text:style-name="T101">සැසි</text:span><text:span text:style-name="T52"> </text:span><text:span text:style-name="T101">සැසිවාර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93">74 </text:span><text:span text:style-name="T100">වන</text:span><text:span text:style-name="T52"> </text:span><text:span text:style-name="T101">මහා</text:span><text:span text:style-name="T52"> </text:span><text:span text:style-name="T101">මණ්ඩල</text:span><text:span text:style-name="T52"> </text:span><text:span text:style-name="T101">සැසි</text:span><text:span text:style-name="T52"> </text:span><text:span text:style-name="T101">සැසිවාර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102">75 </text:span><text:span text:style-name="T103">වන</text:span><text:span text:style-name="T104"> </text:span><text:span text:style-name="T105">මහා</text:span><text:span text:style-name="T104"> </text:span><text:span text:style-name="T105">මණ්ඩල</text:span><text:span text:style-name="T104"> </text:span><text:span text:style-name="T105">සැසි</text:span><text:span text:style-name="T104"> </text:span><text:span text:style-name="T105">සැසිවාරය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33">2021 </text:span><text:span text:style-name="T34">යෝජිත දවස් </text:span><text:span text:style-name="T33">70 </text:span><text:span text:style-name="T34">කින් යුත් ලොව දිගම බස් ගමන වන්නේ මින් කුමක්ද </text:span><text:span text:style-name="T33">?</text:span></text:p>
          </table:table-cell>
          <table:table-cell table:style-name="ce52" office:value-type="string" calcext:value-type="string">
            <text:p>ප්‍රංශය සහ ඉතලිය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4" office:value-type="string" calcext:value-type="string">
            <text:p>ලන්ඩන් සහ නව දිල්ලිය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4" office:value-type="string" calcext:value-type="string">
            <text:p>ජර්මනිය සහ ඩෙන්මාර්කය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තුර්කිය  සහ ඉක්වදෝර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4">2020</text:span><text:span text:style-name="T5"> </text:span><text:span text:style-name="T6">ඔස්කාර් සම්මාන උළෙල පැවැත්වූයේ කොතනක ද</text:span><text:span text:style-name="T16">?</text:span></text:p>
          </table:table-cell>
          <table:table-cell table:style-name="ce57" office:value-type="string" calcext:value-type="string">
            <text:p>ලොස් ඇන්ජලීස්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බොස්ට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වොෂින්ටන්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නිව්යෝර්ක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5">මෙරට විශාලතම සුළං විදුලි බලාගාරය ඉදි වන්නේ කොතනක ද</text:span><text:span text:style-name="T16">?</text:span></text:p>
          </table:table-cell>
          <table:table-cell table:style-name="ce57" office:value-type="string" calcext:value-type="string">
            <text:p>පොතුවිල්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70">මන්නාරම 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කල්මුණේ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හම්බන්තොට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5">බෝංචි ඇට හැඩැති ශරීර අවයවය කුමක් ද</text:span><text:span text:style-name="T16">? </text:span></text:p>
          </table:table-cell>
          <table:table-cell table:style-name="ce49" office:value-type="string" calcext:value-type="string">
            <text:p><text:span text:style-name="T69">අක්මාව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91">වකුගඩු 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අග්නයාශ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ආමාංශ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5">ක්‍රිකට් ක්‍රීඩාව ඇතුළත් වූ එකම ඔලිම්පික් ක්‍රීඩා උළෙල කුමක්ද</text:span><text:span text:style-name="T16">?</text:span></text:p>
          </table:table-cell>
          <table:table-cell table:style-name="ce58" office:value-type="string" calcext:value-type="string">
            <text:p><text:span text:style-name="T106">1900</text:span><text:span text:style-name="T107"> </text:span><text:span text:style-name="T108">පැරීසිය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8" office:value-type="string" calcext:value-type="string">
            <text:p><text:span text:style-name="T35">1936</text:span><text:span text:style-name="T36"> </text:span><text:span text:style-name="T37">බර්ලි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8" office:value-type="string" calcext:value-type="string">
            <text:p><text:span text:style-name="T35">1948</text:span><text:span text:style-name="T36"> </text:span><text:span text:style-name="T37">ලන්ඩ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7" office:value-type="string" calcext:value-type="string">
            <text:p>1964 <text:span text:style-name="T15">ටෝකියෝ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4">2020 </text:span><text:span text:style-name="T52">ලෝක ආර්ථික සමුළුව පැවැත්වූයේ කොතනක ද </text:span><text:span text:style-name="T13">?</text:span><text:span text:style-name="T14"> </text:span></text:p>
          </table:table-cell>
          <table:table-cell table:style-name="ce52" office:value-type="string" calcext:value-type="string">
            <text:p>එංගලන්තයේ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4" office:value-type="string" calcext:value-type="string">
            <text:p>සුවිට්ස්ටර්ලන්තයෙ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පිලිපීනයේ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ජපානයේ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28">2023</text:span><text:span text:style-name="T29"> </text:span><text:span text:style-name="T30">වර්ෂයේ එක්දින ලෝක කුසලානය පැවැත්වෙන රට කුමක් ද</text:span><text:span text:style-name="T29">?</text:span></text:p>
          </table:table-cell>
          <table:table-cell table:style-name="ce52" office:value-type="string" calcext:value-type="string">
            <text:p>ඉන්දියාව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පාකිස්තාන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ශ්‍රී ලංකාව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ප්‍රංශ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53">2021 </text:span><text:span text:style-name="T54">වර්ෂයේ දී බිම්ස්ටෙක් පස්වන සමුළුව පැවැත්වූයේ කුමන රටෙහි ද</text:span><text:span text:style-name="T53">? </text:span></text:p>
          </table:table-cell>
          <table:table-cell table:style-name="ce54" office:value-type="string" calcext:value-type="string">
            <text:p><text:span text:style-name="T69">ඉන්දියාව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බංග්ලාදේශ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4" office:value-type="string" calcext:value-type="string">
            <text:p>ශ්‍රී ලංකාව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මියන්මාරය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33">ALU </text:span><text:span text:style-name="T34">යනුවෙන් ප්‍රකාශ වනුයේ කුමක් ද </text:span><text:span text:style-name="T11">?</text:span></text:p>
          </table:table-cell>
          <table:table-cell table:style-name="ce59" office:value-type="string" calcext:value-type="string">
            <text:p>Arithmetic and Language Uni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1" office:value-type="string" calcext:value-type="string">
            <text:p>Arithmetic and Logical Unit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1" office:value-type="string" calcext:value-type="string">
            <text:p><text:span text:style-name="T14">Advertising Logical Unit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1" office:value-type="string" calcext:value-type="string">
            <text:p><text:span text:style-name="T14">Artifical Language Unit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31">ඇමෙරිකානු</text:span><text:span text:style-name="T10"> </text:span><text:span text:style-name="T32">රාජ්‍ය ලේකම්</text:span><text:span text:style-name="T10"> </text:span><text:span text:style-name="T32">කවුරුන් ද</text:span><text:span text:style-name="T11">?</text:span><text:span text:style-name="T33"> </text:span></text:p>
          </table:table-cell>
          <table:table-cell table:style-name="ce52" office:value-type="string" calcext:value-type="string">
            <text:p>මාර්ක් මෙඩෝස්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4" office:value-type="string" calcext:value-type="string">
            <text:p>මයික් පොම්පියෝ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මීච් මැක් කොනෙල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මයික් පෙන්ස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5">ඩෙංගු රෝගයේ වෛරස් කාණ්ඩ ප්‍රමාණය කොපමණ ද</text:span><text:span text:style-name="T16">?</text:span></text:p>
          </table:table-cell>
          <table:table-cell table:style-name="ce47" office:value-type="string" calcext:value-type="string">
            <text:p><text:span text:style-name="T15">කාණ්ඩ </text:span><text:span text:style-name="T16">2</text:span><text:span text:style-name="T55">යි</text:span><text:span text:style-name="T5">.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8" office:value-type="string" calcext:value-type="string">
            <text:p><text:span text:style-name="T69">කාණ්ඩ </text:span><text:span text:style-name="T38">3</text:span><text:span text:style-name="T109">යි</text:span><text:span text:style-name="T36">.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8" office:value-type="string" calcext:value-type="string">
            <text:p><text:span text:style-name="T70">කාණ්ඩ </text:span><text:span text:style-name="T110">4</text:span><text:span text:style-name="T111">යි</text:span><text:span text:style-name="T112">.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8" office:value-type="string" calcext:value-type="string">
            <text:p><text:span text:style-name="T69">කාණ්ඩ </text:span><text:span text:style-name="T38">1</text:span><text:span text:style-name="T109">යි</text:span><text:span text:style-name="T36">.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5">මින් මධ්‍යධරණී මුහුදට මායිම් නොවන රට කුමක් ද</text:span><text:span text:style-name="T16">?</text:span></text:p>
          </table:table-cell>
          <table:table-cell table:style-name="ce47" office:value-type="string" calcext:value-type="string">
            <text:p><text:span text:style-name="T90"> </text:span><text:span text:style-name="T113">සූඩානය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ටියුනීසියාව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ඊශ්‍රාල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ලිබියාව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5">බටහිර වෛද්‍ය විද්‍යාවේ පියා ලෙස සැලකෙන්නේ කවු ද</text:span><text:span text:style-name="T16">?</text:span></text:p>
          </table:table-cell>
          <table:table-cell table:style-name="ce57" office:value-type="string" calcext:value-type="string">
            <text:p>හිපොක්‍රටීස්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ප්ලේටෝ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ඇරිස්ටෝටල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ටොලමි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4">"</text:span><text:span text:style-name="T55">සිය බස් ලකර</text:span><text:span text:style-name="T5">" </text:span><text:span text:style-name="T6">රචනා කළේ කවුරුන් ද</text:span><text:span text:style-name="T16">?</text:span></text:p>
          </table:table-cell>
          <table:table-cell table:style-name="ce57" office:value-type="string" calcext:value-type="string">
            <text:p>සේන සලමෙවන් රජු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ගුරුළුගෝමී පඩිතුමා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අලගියවන්න මුකවැටිතුමා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පැරකුම්බා රජ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56">2020</text:span><text:span text:style-name="T57"> </text:span><text:span text:style-name="T58">ශ්‍රී ලංකා </text:span><text:span text:style-name="T59">T20</text:span><text:span text:style-name="T57"> </text:span><text:span text:style-name="T58">ක්‍රිකට් කණ්ඩායමෙහි නායකයා </text:span><text:span text:style-name="T60">කවු</text:span><text:span text:style-name="T58"> ද</text:span><text:span text:style-name="T59">?</text:span></text:p>
          </table:table-cell>
          <table:table-cell table:style-name="ce57" office:value-type="string" calcext:value-type="string">
            <text:p>කුමාර් සංගක්කාර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මහේල ජයවර්ධන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70">ලසිත් මාලිංග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මුත්තයියා මුරලිදර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10">කොවිඩ් </text:span><text:span text:style-name="T33">19 </text:span><text:span text:style-name="T34">සඳහා රුසියාව විසින් නිපදවූ එන්නත කුමන නමකින් හඳුන්වයි ද</text:span><text:span text:style-name="T33">?</text:span></text:p>
          </table:table-cell>
          <table:table-cell table:style-name="ce54" office:value-type="string" calcext:value-type="string">
            <text:p><text:span text:style-name="T69">ඇස්‍තොමයිසි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87">ස්පුට්නික් </text:span><text:span text:style-name="T88">v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අයිසො‍‍‍‍‍ෆේ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හයිඩ්‍රොක්සින් ලෝරොෆින්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28">2021</text:span><text:span text:style-name="T29"> </text:span><text:span text:style-name="T30">වන විට ලෝකයේ මිනිසා විසින් නිර්මාණය කරන ලද උසම ගොඩනැගිල්ල කුමක් ද </text:span><text:span text:style-name="T29">? </text:span></text:p>
          </table:table-cell>
          <table:table-cell table:style-name="ce52" office:value-type="string" calcext:value-type="string">
            <text:p>චීනයේ ෂැන්හයි ගොඩනැගිල්ල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table:style-name="ce55" office:value-type="string" calcext:value-type="string">
            <text:p><text:span text:style-name="T12">සෞදි අරාබියේ මෙකා නුවර </text:span><text:span text:style-name="T14">Abraj Albait Clock Tower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table:style-name="ce55" office:value-type="string" calcext:value-type="string">
            <text:p><text:span text:style-name="T12">සෞදි අරාබියේ මෙකා නුවර </text:span><text:span text:style-name="T14">Royal Clock Tower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table:style-name="ce54" office:value-type="string" calcext:value-type="string">
            <text:p>එක්සත් අරාබි එමීර් රාජ්‍යයේ ඩුබායි නගරයේ බර්ජ් කලීෆා ගොඩනැගිල්ල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12">තැපැල් මුසු පහසුකම් </text:span><text:span text:style-name="T14">(mail merge) </text:span><text:span text:style-name="T52">මගින් නිර්මාණය කර ගත නොහැක්කේ  කුමක් ද</text:span><text:span text:style-name="T14">?</text:span></text:p>
          </table:table-cell>
          <table:table-cell table:style-name="ce21" office:value-type="string" calcext:value-type="string">
            <text:p><text:span text:style-name="T15">දවටන </text:span>(envelopes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12">ලේබල </text:span><text:span text:style-name="T14">(labels)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12">නාමාවලිය </text:span><text:span text:style-name="T14">( Direction)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5" office:value-type="string" calcext:value-type="string">
            <text:p><text:span text:style-name="T87">න්‍යාය පත්‍ර </text:span><text:span text:style-name="T88">( Agenda)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61">ලංකාවේ</text:span><text:span text:style-name="T62"> </text:span><text:span text:style-name="T63">ප්‍රථම</text:span><text:span text:style-name="T62"> </text:span><text:span text:style-name="T63">දිය</text:span><text:span text:style-name="T62"> </text:span><text:span text:style-name="T63">යට</text:span><text:span text:style-name="T62"> </text:span><text:span text:style-name="T63">කෞතුකාගාරය</text:span><text:span text:style-name="T62"> </text:span><text:span text:style-name="T64">2020 </text:span><text:span text:style-name="T65">දී</text:span><text:span text:style-name="T66"> </text:span><text:span text:style-name="T67">විවෘත</text:span><text:span text:style-name="T66"> </text:span><text:span text:style-name="T67">කරන</text:span><text:span text:style-name="T66"> </text:span><text:span text:style-name="T67">ලද්දේ</text:span><text:span text:style-name="T66"> </text:span><text:span text:style-name="T67">කොතනක ද</text:span><text:span text:style-name="T68">?</text:span></text:p>
          </table:table-cell>
          <table:table-cell table:style-name="ce21" office:value-type="string" calcext:value-type="string">
            <text:p><text:span text:style-name="T114">ගාල්ල</text:span><text:span text:style-name="T90"> 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80">මාතර</text:span><text:span text:style-name="T12">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80">හම්බන්තොට</text:span><text:span text:style-name="T12"> 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3" office:value-type="string" calcext:value-type="string">
            <text:p><text:span text:style-name="T12">කතරගම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5">ඇඩ්‍රිනල් ග්‍රන්ථිය පිහිටා ඇත්තේ මින් කොතනක ද</text:span><text:span text:style-name="T16">?</text:span></text:p>
          </table:table-cell>
          <table:table-cell table:style-name="ce57" office:value-type="string" calcext:value-type="string">
            <text:p>පෙණහැල්ලට ඉහළින්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හෘදයට ඉහළි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අග්න්‍යාශයට ඉහළින්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70">වකුගඩු වලට ඉහලින්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5">ශ්‍රී ලංකාවේ විශාල ම රැම්සා තෙත්බිම කුමක් ද</text:span><text:span text:style-name="T16">?</text:span></text:p>
          </table:table-cell>
          <table:table-cell table:style-name="ce57" office:value-type="string" calcext:value-type="string">
            <text:p>යාල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සිංහරාජය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91">විල්පත්තුව</text:span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49" office:value-type="string" calcext:value-type="string">
            <text:p><text:span text:style-name="T69">බූන්දල</text:span>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60"/>
          <table:table-cell table:number-columns-repeated="1021"/>
        </table:table-row>
        <table:table-row table:style-name="ro1" table:number-rows-repeated="3">
          <table:table-cell/>
          <table:table-cell table:style-name="ce2"/>
          <table:table-cell table:style-name="ce60"/>
          <table:table-cell table:number-columns-repeated="1021"/>
        </table:table-row>
        <table:table-row table:style-name="ro1">
          <table:table-cell/>
          <table:table-cell table:style-name="ce5"/>
          <table:table-cell table:style-name="ce61"/>
          <table:table-cell table:number-columns-repeated="1021"/>
        </table:table-row>
        <table:table-row table:style-name="ro1" table:number-rows-repeated="3">
          <table:table-cell/>
          <table:table-cell table:style-name="ce17"/>
          <table:table-cell table:style-name="ce61"/>
          <table:table-cell table:number-columns-repeated="1021"/>
        </table:table-row>
        <table:table-row table:style-name="ro1">
          <table:table-cell/>
          <table:table-cell table:style-name="ce5"/>
          <table:table-cell table:style-name="ce40"/>
          <table:table-cell table:number-columns-repeated="1021"/>
        </table:table-row>
        <table:table-row table:style-name="ro1" table:number-rows-repeated="3">
          <table:table-cell/>
          <table:table-cell table:style-name="ce17"/>
          <table:table-cell table:style-name="ce40"/>
          <table:table-cell table:number-columns-repeated="1021"/>
        </table:table-row>
        <table:table-row table:style-name="ro1">
          <table:table-cell/>
          <table:table-cell table:style-name="ce5"/>
          <table:table-cell table:style-name="ce38"/>
          <table:table-cell table:number-columns-repeated="1021"/>
        </table:table-row>
        <table:table-row table:style-name="ro1">
          <table:table-cell/>
          <table:table-cell table:style-name="ce18"/>
          <table:table-cell table:style-name="ce34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38"/>
          <table:table-cell table:number-columns-repeated="1021"/>
        </table:table-row>
        <table:table-row table:style-name="ro1">
          <table:table-cell/>
          <table:table-cell table:style-name="ce7"/>
          <table:table-cell table:style-name="ce53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3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3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53"/>
          <table:table-cell table:number-columns-repeated="1021"/>
        </table:table-row>
        <table:table-row table:style-name="ro1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style-name="ce4"/>
          <table:table-cell table:number-columns-repeated="1020"/>
        </table:table-row>
        <table:table-row table:style-name="ro1">
          <table:table-cell/>
          <table:table-cell table:style-name="ce18"/>
          <table:table-cell table:style-name="ce49"/>
          <table:table-cell table:style-name="ce4"/>
          <table:table-cell table:number-columns-repeated="1020"/>
        </table:table-row>
        <table:table-row table:style-name="ro1">
          <table:table-cell/>
          <table:table-cell table:style-name="ce18"/>
          <table:table-cell table:style-name="ce62"/>
          <table:table-cell table:style-name="ce4"/>
          <table:table-cell table:number-columns-repeated="1020"/>
        </table:table-row>
        <table:table-row table:style-name="ro1">
          <table:table-cell/>
          <table:table-cell table:style-name="ce18"/>
          <table:table-cell table:style-name="ce49"/>
          <table:table-cell table:style-name="ce4"/>
          <table:table-cell table:number-columns-repeated="1020"/>
        </table:table-row>
        <table:table-row table:style-name="ro1">
          <table:table-cell/>
          <table:table-cell table:style-name="ce19"/>
          <table:table-cell table:style-name="ce49"/>
          <table:table-cell table:number-columns-repeated="1021"/>
        </table:table-row>
        <table:table-row table:style-name="ro1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18"/>
          <table:table-cell table:style-name="ce57"/>
          <table:table-cell table:number-columns-repeated="1021"/>
        </table:table-row>
        <table:table-row table:style-name="ro1">
          <table:table-cell/>
          <table:table-cell table:style-name="ce18"/>
          <table:table-cell table:style-name="ce63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18"/>
          <table:table-cell table:style-name="ce6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38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38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65"/>
          <table:table-cell table:number-columns-repeated="1021"/>
        </table:table-row>
        <table:table-row table:style-name="ro1">
          <table:table-cell/>
          <table:table-cell table:style-name="ce2"/>
          <table:table-cell table:style-name="ce65"/>
          <table:table-cell table:number-columns-repeated="1021"/>
        </table:table-row>
        <table:table-row table:style-name="ro1">
          <table:table-cell/>
          <table:table-cell table:style-name="ce2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2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6"/>
          <table:table-cell table:style-name="ce52"/>
          <table:table-cell table:number-columns-repeated="1021"/>
        </table:table-row>
        <table:table-row table:style-name="ro1">
          <table:table-cell/>
          <table:table-cell table:style-name="ce2"/>
          <table:table-cell table:style-name="ce53"/>
          <table:table-cell table:number-columns-repeated="1021"/>
        </table:table-row>
        <table:table-row table:style-name="ro1">
          <table:table-cell/>
          <table:table-cell table:style-name="ce2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"/>
          <table:table-cell table:style-name="ce53"/>
          <table:table-cell table:number-columns-repeated="1021"/>
        </table:table-row>
        <table:table-row table:style-name="ro1">
          <table:table-cell/>
          <table:table-cell table:style-name="ce20"/>
          <table:table-cell table:style-name="ce52"/>
          <table:table-cell table:number-columns-repeated="1021"/>
        </table:table-row>
        <table:table-row table:style-name="ro1" table:number-rows-repeated="3">
          <table:table-cell/>
          <table:table-cell table:style-name="ce2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1"/>
          <table:table-cell table:style-name="ce54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63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21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2"/>
          <table:table-cell table:style-name="ce66"/>
          <table:table-cell table:style-name="ce4"/>
          <table:table-cell table:number-columns-repeated="1020"/>
        </table:table-row>
        <table:table-row table:style-name="ro1" table:number-rows-repeated="3">
          <table:table-cell/>
          <table:table-cell table:style-name="ce18"/>
          <table:table-cell table:style-name="ce66"/>
          <table:table-cell table:style-name="ce4"/>
          <table:table-cell table:number-columns-repeated="1020"/>
        </table:table-row>
        <table:table-row table:style-name="ro1">
          <table:table-cell/>
          <table:table-cell table:style-name="ce5"/>
          <table:table-cell table:style-name="ce54"/>
          <table:table-cell table:style-name="ce4"/>
          <table:table-cell table:number-columns-repeated="1020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style-name="ce4"/>
          <table:table-cell table:number-columns-repeated="1020"/>
        </table:table-row>
        <table:table-row table:style-name="ro1">
          <table:table-cell/>
          <table:table-cell table:style-name="ce5"/>
          <table:table-cell table:style-name="ce54"/>
          <table:table-cell table:style-name="ce96"/>
          <table:table-cell table:number-columns-repeated="1020"/>
        </table:table-row>
        <table:table-row table:style-name="ro1">
          <table:table-cell/>
          <table:table-cell table:style-name="ce18"/>
          <table:table-cell table:style-name="ce54"/>
          <table:table-cell table:style-name="ce96"/>
          <table:table-cell table:number-columns-repeated="1020"/>
        </table:table-row>
        <table:table-row table:style-name="ro1">
          <table:table-cell/>
          <table:table-cell table:style-name="ce18"/>
          <table:table-cell table:style-name="ce55"/>
          <table:table-cell table:style-name="ce96"/>
          <table:table-cell table:number-columns-repeated="1020"/>
        </table:table-row>
        <table:table-row table:style-name="ro1">
          <table:table-cell/>
          <table:table-cell table:style-name="ce18"/>
          <table:table-cell table:style-name="ce63"/>
          <table:table-cell table:style-name="ce96"/>
          <table:table-cell table:number-columns-repeated="1020"/>
        </table:table-row>
        <table:table-row table:style-name="ro1">
          <table:table-cell/>
          <table:table-cell table:style-name="ce5"/>
          <table:table-cell table:style-name="ce67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68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63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6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7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70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0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7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1"/>
          <table:table-cell table:number-columns-repeated="1021"/>
        </table:table-row>
        <table:table-row table:style-name="ro1">
          <table:table-cell/>
          <table:table-cell table:style-name="ce5"/>
          <table:table-cell table:style-name="ce7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1"/>
          <table:table-cell table:number-columns-repeated="1021"/>
        </table:table-row>
        <table:table-row table:style-name="ro1">
          <table:table-cell/>
          <table:table-cell table:style-name="ce5"/>
          <table:table-cell table:style-name="ce7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1"/>
          <table:table-cell table:number-columns-repeated="1021"/>
        </table:table-row>
        <table:table-row table:style-name="ro1">
          <table:table-cell/>
          <table:table-cell table:style-name="ce5"/>
          <table:table-cell table:style-name="ce7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1"/>
          <table:table-cell table:number-columns-repeated="1021"/>
        </table:table-row>
        <table:table-row table:style-name="ro1">
          <table:table-cell/>
          <table:table-cell table:style-name="ce23"/>
          <table:table-cell table:style-name="ce71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71"/>
          <table:table-cell table:number-columns-repeated="1021"/>
        </table:table-row>
        <table:table-row table:style-name="ro1">
          <table:table-cell/>
          <table:table-cell table:style-name="ce5"/>
          <table:table-cell table:style-name="ce71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1"/>
          <table:table-cell table:number-columns-repeated="1021"/>
        </table:table-row>
        <table:table-row table:style-name="ro1">
          <table:table-cell/>
          <table:table-cell table:style-name="ce5"/>
          <table:table-cell table:style-name="ce72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72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1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70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70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5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0"/>
          <table:table-cell table:number-columns-repeated="1021"/>
        </table:table-row>
        <table:table-row table:style-name="ro1">
          <table:table-cell/>
          <table:table-cell table:style-name="ce21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50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0"/>
          <table:table-cell table:number-columns-repeated="1021"/>
        </table:table-row>
        <table:table-row table:style-name="ro1">
          <table:table-cell/>
          <table:table-cell table:style-name="ce8"/>
          <table:table-cell table:style-name="ce6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6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6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0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40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73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8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28"/>
          <table:table-cell table:number-columns-repeated="1021"/>
        </table:table-row>
        <table:table-row table:style-name="ro1">
          <table:table-cell/>
          <table:table-cell table:style-name="ce5"/>
          <table:table-cell table:style-name="ce70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70"/>
          <table:table-cell table:number-columns-repeated="1021"/>
        </table:table-row>
        <table:table-row table:style-name="ro1">
          <table:table-cell/>
          <table:table-cell table:style-name="ce8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0"/>
          <table:table-cell table:style-name="ce77"/>
          <table:table-cell table:style-name="ce97"/>
          <table:table-cell table:number-columns-repeated="1020"/>
        </table:table-row>
        <table:table-row table:style-name="ro1" table:number-rows-repeated="3">
          <table:table-cell/>
          <table:table-cell table:style-name="ce24"/>
          <table:table-cell table:style-name="ce21"/>
          <table:table-cell table:style-name="ce97"/>
          <table:table-cell table:number-columns-repeated="1020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 table:number-columns-repeated="2"/>
          <table:table-cell table:style-name="ce73"/>
          <table:table-cell table:number-columns-repeated="1021"/>
        </table:table-row>
        <table:table-row table:style-name="ro1">
          <table:table-cell table:number-columns-repeated="2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73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8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5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number-columns-repeated="1021"/>
        </table:table-row>
        <table:table-row table:style-name="ro1">
          <table:table-cell/>
          <table:table-cell table:style-name="ce24"/>
          <table:table-cell table:style-name="ce40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0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 table:number-columns-repeated="2"/>
          <table:table-cell table:style-name="ce54"/>
          <table:table-cell table:number-columns-repeated="1021"/>
        </table:table-row>
        <table:table-row table:style-name="ro1">
          <table:table-cell table:number-columns-repeated="2"/>
          <table:table-cell table:style-name="ce73"/>
          <table:table-cell table:number-columns-repeated="1021"/>
        </table:table-row>
        <table:table-row table:style-name="ro1">
          <table:table-cell table:number-columns-repeated="2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6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75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21"/>
          <table:table-cell table:number-columns-repeated="1021"/>
        </table:table-row>
        <table:table-row table:style-name="ro1">
          <table:table-cell/>
          <table:table-cell table:style-name="ce25"/>
          <table:table-cell table:style-name="ce21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8"/>
          <table:table-cell table:number-columns-repeated="1021"/>
        </table:table-row>
        <table:table-row table:style-name="ro1">
          <table:table-cell/>
          <table:table-cell table:style-name="ce26"/>
          <table:table-cell table:style-name="ce77"/>
          <table:table-cell table:number-columns-repeated="1021"/>
        </table:table-row>
        <table:table-row table:style-name="ro1">
          <table:table-cell/>
          <table:table-cell table:style-name="ce27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61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9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4"/>
          <table:table-cell table:style-name="ce73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21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21"/>
          <table:table-cell table:number-columns-repeated="1021"/>
        </table:table-row>
        <table:table-row table:style-name="ro1">
          <table:table-cell/>
          <table:table-cell table:style-name="ce5"/>
          <table:table-cell table:style-name="ce54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50"/>
          <table:table-cell table:style-name="ce97"/>
          <table:table-cell table:number-columns-repeated="1020"/>
        </table:table-row>
        <table:table-row table:style-name="ro1" table:number-rows-repeated="3">
          <table:table-cell/>
          <table:table-cell table:style-name="ce24"/>
          <table:table-cell table:style-name="ce50"/>
          <table:table-cell table:style-name="ce97"/>
          <table:table-cell table:number-columns-repeated="1020"/>
        </table:table-row>
        <table:table-row table:style-name="ro1">
          <table:table-cell/>
          <table:table-cell table:style-name="ce5"/>
          <table:table-cell table:style-name="ce55"/>
          <table:table-cell table:number-columns-repeated="1021"/>
        </table:table-row>
        <table:table-row table:style-name="ro1" table:number-rows-repeated="2">
          <table:table-cell/>
          <table:table-cell table:style-name="ce24"/>
          <table:table-cell table:style-name="ce5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54"/>
          <table:table-cell table:number-columns-repeated="1021"/>
        </table:table-row>
        <table:table-row table:style-name="ro1">
          <table:table-cell/>
          <table:table-cell table:style-name="ce5"/>
          <table:table-cell table:style-name="ce49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49"/>
          <table:table-cell table:number-columns-repeated="1021"/>
        </table:table-row>
        <table:table-row table:style-name="ro1">
          <table:table-cell/>
          <table:table-cell table:style-name="ce5"/>
          <table:table-cell table:style-name="ce28"/>
          <table:table-cell table:number-columns-repeated="1021"/>
        </table:table-row>
        <table:table-row table:style-name="ro1" table:number-rows-repeated="3">
          <table:table-cell/>
          <table:table-cell table:style-name="ce24"/>
          <table:table-cell table:style-name="ce28"/>
          <table:table-cell table:number-columns-repeated="1021"/>
        </table:table-row>
        <table:table-row table:style-name="ro1">
          <table:table-cell/>
          <table:table-cell table:style-name="ce7"/>
          <table:table-cell table:style-name="ce33"/>
          <table:table-cell table:number-columns-repeated="1021"/>
        </table:table-row>
        <table:table-row table:style-name="ro1">
          <table:table-cell/>
          <table:table-cell table:style-name="ce24"/>
          <table:table-cell table:style-name="ce33"/>
          <table:table-cell table:number-columns-repeated="1021"/>
        </table:table-row>
        <table:table-row table:style-name="ro1">
          <table: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table-cell/>
          <table:table-cell table:style-name="ce29"/>
          <table:table-cell table:style-name="ce33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0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1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0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2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3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3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4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3"/>
          <table:table-cell table:number-columns-repeated="1021"/>
        </table:table-row>
        <table:table-row table:style-name="ro1">
          <table:table-cell/>
          <table:table-cell table:style-name="ce31"/>
          <table:table-cell table:style-name="ce85"/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style-name="ce85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6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8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1"/>
          <table:table-cell table:style-name="ce89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9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9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9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0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90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0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90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0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90"/>
          <table:table-cell table:number-columns-repeated="1021"/>
        </table:table-row>
        <table:table-row table:style-name="ro1">
          <table:table-cell/>
          <table:table-cell table:style-name="ce32"/>
          <table:table-cell table:style-name="ce91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91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5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6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5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8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8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9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9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0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90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8"/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9"/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style-name="ce89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92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7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5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5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3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0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95"/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style-name="ce90"/>
          <table:table-cell table:number-columns-repeated="1021"/>
        </table:table-row>
        <table:table-row table:style-name="ro1">
          <table:table-cell/>
          <table:table-cell table:style-name="ce31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8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8"/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0"/>
          <table:table-cell table:style-name="ce91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91"/>
          <table:table-cell table:number-columns-repeated="1021"/>
        </table:table-row>
        <table:table-row table:style-name="ro1">
          <table:table-cell/>
          <table:table-cell table:style-name="ce30"/>
          <table:table-cell table:style-name="ce87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1"/>
          <table:table-cell table:style-name="ce87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>
          <table:table-cell/>
          <table:table-cell table:style-name="ce31"/>
          <table:table-cell table:style-name="ce87"/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style-name="ce87"/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75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skoola Pota2" svg:font-family="'Iskoola Pota'"/>
    <style:font-face style:name="Liberation Sans1" svg:font-family="'Liberation Sans1'"/>
    <style:font-face style:name="Iskoola Pota" svg:font-family="'Iskoola Pota'" style:font-pitch="variable"/>
    <style:font-face style:name="Lohit Devanagari" svg:font-family="'Lohit Devanagari'" style:font-pitch="variable"/>
    <style:font-face style:name="FMAbhaya" svg:font-family="FMAbhaya" style:font-family-generic="roman" style:font-pitch="variable"/>
    <style:font-face style:name="Iskoola Pota1" svg:font-family="'Iskoola Pota'" style:font-family-generic="roman" style:font-pitch="variable"/>
    <style:font-face style:name="Latha" svg:font-family="Lath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3">00/00/0000</text:date>, <text:time style:data-style-name="N2" text:time-value="10:36:21.058849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STRIX</meta:initial-creator>
    <meta:creation-date>2022-05-03T17:47:56Z</meta:creation-date>
    <dc:date>2022-08-23T10:38:09.891262062</dc:date>
    <meta:editing-cycles>224</meta:editing-cycles>
    <meta:editing-duration>PT10H52M50S</meta:editing-duration>
    <meta:document-statistic meta:table-count="1" meta:cell-count="454" meta:object-count="0"/>
  </office:meta>
</office:document-meta>
</file>